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4.96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4.32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3.302cm" svg:x="8.62cm" svg:y="4.048cm">
          <text:p text:style-name="P1">Clase:</text:p>
          <text:p text:style-name="P1"><text:span text:style-name="T1">st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26cm" svg:height="3.175cm" svg:x="2.77cm" svg:y="10.398cm">
          <text:p text:style-name="P1">Objeto:</text:p>
          <text:p text:style-name="P1"><text:span text:style-name="T2">“</text:span><text:span text:style-name="T2">hola mundo”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26cm" svg:height="3.175cm" svg:x="8.893cm" svg:y="10.398cm">
          <text:p text:style-name="P1">Objeto:</text:p>
          <text:p text:style-name="P1"><text:span text:style-name="T2">“</text:span><text:span text:style-name="T2">mariana”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826cm" svg:height="3.175cm" svg:x="14.881cm" svg:y="10.398cm">
          <text:p text:style-name="P1">Objeto:</text:p>
          <text:p text:style-name="P1"><text:span text:style-name="T2">“</text:span><text:span text:style-name="T2">5.0”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35cm" svg:y1="7.35cm" svg:x2="5.183cm" svg:y2="10.398cm" draw:start-shape="id1" draw:start-glue-point="2" draw:end-shape="id2" draw:end-glue-point="0" svg:d="M11350 7350v1524h-6167v1524" svg:viewBox="0 0 6168 3049">
          <text:p/>
        </draw:connector>
        <draw:connector draw:style-name="gr3" draw:text-style-name="P2" draw:layer="layout" svg:x1="11.35cm" svg:y1="7.35cm" svg:x2="11.306cm" svg:y2="10.398cm" draw:start-shape="id1" draw:start-glue-point="2" draw:end-shape="id3" draw:end-glue-point="0" svg:d="M11350 7350v1524h-44v1524" svg:viewBox="0 0 45 3049">
          <text:p/>
        </draw:connector>
        <draw:connector draw:style-name="gr3" draw:text-style-name="P2" draw:layer="layout" svg:x1="11.35cm" svg:y1="7.35cm" svg:x2="17.294cm" svg:y2="10.398cm" draw:start-shape="id1" draw:start-glue-point="2" draw:end-shape="id4" draw:end-glue-point="0" svg:d="M11350 7350v1524h5944v1524" svg:viewBox="0 0 5945 30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ee6e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23:37:39.936505061</meta:creation-date>
    <dc:date>2021-06-01T23:42:13.808307773</dc:date>
    <meta:editing-duration>PT4M33S</meta:editing-duration>
    <meta:editing-cycles>1</meta:editing-cycles>
    <meta:document-statistic meta:object-count="7"/>
    <meta:generator>LibreOffice/6.4.7.2$Linux_X86_64 LibreOffice_project/40$Build-2</meta:generator>
  </office:meta>
</office:document-meta>
</file>